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paragraph-properties fo:text-indent="0.5in"/>
    </style:style>
    <style:style style:name="P3" style:parent-style-name="Normal" style:family="paragraph">
      <style:paragraph-properties fo:text-indent="0.5in"/>
    </style:style>
  </office:automatic-styles>
  <office:body>
    <office:text text:use-soft-page-breaks="true">
      <text:h text:style-name="P1" text:outline-level="1">Citing &amp; Acknowledgements</text:h>
      <text:h text:style-name="Heading3" text:outline-level="3">Citing</text:h>
      <text:p text:style-name="Normal">If you use PalmettoBUG or its sister program (isoSegDenoise) in your work, please cite it using this<text:s/>manuscript: <text:s/></text:p>
      <text:p text:style-name="P2">_______________________________________ <text:s text:c="2"/>(preprint)</text:p>
      <text:p text:style-name="P3">________________________________________ (publication)</text:p>
      <text:h text:style-name="Heading3" text:outline-level="3">Acknowledgements</text:h>
      <text:p text:style-name="Normal">________________________________________________________________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iello, Benjamin</meta:initial-creator>
    <dc:creator>Caiello, Benjamin</dc:creator>
    <meta:creation-date>2025-03-07T21:10:00Z</meta:creation-date>
    <dc:date>2025-03-07T21:10:00Z</dc:date>
    <meta:template xlink:href="Normal.dotm" xlink:type="simple"/>
    <meta:editing-cycles>2</meta:editing-cycles>
    <meta:editing-duration>PT0S</meta:editing-duration>
    <meta:document-statistic meta:page-count="1" meta:paragraph-count="1" meta:word-count="50" meta:character-count="337" meta:row-count="2" meta:non-whitespace-character-count="288"/>
  </office:meta>
</office:document-meta>
</file>